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8.926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939cm" fo:min-width="7.342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5.533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5.532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5.755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0.722cm" fo:min-width="8.39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3.754cm" fo:min-width="5.215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bottom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false" fo:min-height="1.463cm" fo:min-width="5.532cm" fo:padding-top="0.13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UML_20_Small_20_Text" style:list-style-name="L1">
      <style:graphic-properties draw:stroke-dash="Dashed_20__28_var_29__20_4" svg:stroke-width="0.1cm" draw:marker-start="" draw:marker-start-width="0.35cm" draw:marker-start-center="false" draw:marker-end="" draw:marker-end-width="0.35cm" draw:marker-end-center="false" draw:stroke-linejoin="miter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51cm" svg:stroke-color="#000000" draw:marker-start="Triangle_20_unfilled" draw:marker-start-width="0.305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solid" svg:stroke-width="0.051cm" svg:stroke-color="#000000" draw:marker-start="Triangle_20_unfilled" draw:marker-start-width="0.305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svg:stroke-width="0.051cm" svg:stroke-color="#000000" draw:marker-start="Triangle_20_unfilled" draw:marker-start-width="0.305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solid" svg:stroke-width="0.051cm" svg:stroke-color="#000000" draw:marker-start="Triangle_20_unfilled" draw:marker-start-width="0.305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3" style:family="graphic" style:parent-style-name="UML_20_Small_20_Text" style:list-style-name="L1">
      <style:graphic-properties draw:stroke="none" svg:stroke-width="0cm" draw:marker-start="" draw:marker-start-width="0.2cm" draw:marker-start-center="false" draw:marker-end="" draw:marker-end-width="0.2cm" draw:marker-end-center="false" draw:textarea-horizontal-align="justify" fo:min-height="0.38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4" style:family="graphic" style:parent-style-name="UML_20_Small_20_Text" style:list-style-name="L1">
      <style:graphic-properties draw:stroke="none" svg:stroke-width="0cm" draw:marker-start="" draw:marker-start-width="0.2cm" draw:marker-start-center="false" draw:marker-end="" draw:marker-end-width="0.2cm" draw:marker-end-center="false" draw:textarea-horizontal-align="justify" fo:min-height="0.38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Square_20_45" draw:marker-end-width="0.305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1">
      <style:graphic-properties draw:stroke="dash" draw:stroke-dash="Long_20_Dash" svg:stroke-width="0.051cm" svg:stroke-color="#000000" draw:marker-start="Arrowheads_20_1" draw:marker-start-width="0.432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dash" draw:stroke-dash="Long_20_Dash" svg:stroke-width="0.051cm" svg:stroke-color="#000000" draw:marker-start="Arrowheads_20_1" draw:marker-start-width="0.432cm" draw:marker-start-center="false" draw:marker-end="" draw:marker-end-width="0.58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8" style:family="graphic" style:parent-style-name="UML_20_Small_20_Text" style:list-style-name="L1">
      <style:graphic-properties draw:stroke="none" svg:stroke-width="0cm" draw:marker-start="" draw:marker-start-width="0.2cm" draw:marker-start-center="false" draw:marker-end="" draw:marker-end-width="0.2cm" draw:marker-end-center="false" draw:textarea-horizontal-align="justify" fo:min-height="0.38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UML_20_Small_20_Text" style:list-style-name="L1">
      <style:graphic-properties draw:stroke="none" svg:stroke-width="0cm" draw:marker-start="" draw:marker-start-width="0.2cm" draw:marker-start-center="false" draw:marker-end="" draw:marker-end-width="0.2cm" draw:marker-end-center="false" draw:textarea-horizontal-align="justify" fo:min-height="0.38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9.426cm" svg:height="0.683cm" svg:x="9.037cm" svg:y="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Log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9.426cm" svg:height="1.718cm" svg:x="9.037cm" svg:y="1.683cm">
            <text:p text:style-name="P3"><text:span text:style-name="T1">-</text:span><text:span text:style-name="T1"><text:tab/></text:span><text:span text:style-name="T1">channels:v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9.426cm" svg:height="2.411cm" svg:x="9.037cm" svg:y="3.40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Channels():vector</text:span></text:p>
            <text:p text:style-name="P3"><text:span text:style-name="T1">+</text:span><text:span text:style-name="T1"><text:tab/></text:span><text:span text:style-name="T1">Write(message:string, level:LogLevel):void</text:span></text:p>
            <text:p text:style-name="P3"><text:span text:style-name="T1">+</text:span><text:span text:style-name="T1"><text:tab/></text:span><text:span text:style-name="T1">WriteLine(message:string, level:LogLevel):void</text:span></text:p>
            <text:p text:style-name="P3"><text:span text:style-name="T1">+</text:span><text:span text:style-name="T1"><text:tab/></text:span><text:span text:style-name="T1">Add(channel:OutputChannel):void</text:span></text:p>
            <text:p text:style-name="P3"><text:span text:style-name="T1">+ <text:s/>Remove(channel:OutputChannel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cm" svg:y="-4.992cm"/>
          <draw:glue-point draw:id="5" svg:x="-2.219cm" svg:y="-4.979cm"/>
          <draw:glue-point draw:id="6" svg:x="0.001cm" svg:y="0.636cm" draw:align="top-left"/>
          <draw:glue-point draw:id="7" svg:x="-4.44cm" svg:y="4.942cm"/>
          <draw:glue-point draw:id="8" svg:x="-2.219cm" svg:y="4.955cm"/>
          <draw:glue-point draw:id="9" svg:x="2.222cm" svg:y="4.982cm"/>
          <draw:glue-point draw:id="10" svg:x="4.445cm" svg:y="4.995cm"/>
          <draw:glue-point draw:id="11" svg:x="0.001cm" svg:y="-0.581cm" draw:align="bottom-left"/>
          <draw:glue-point draw:id="12" svg:x="-0.001cm" svg:y="-0.545cm" draw:align="bottom-right"/>
          <draw:glue-point draw:id="13" svg:x="-0.001cm" svg:y="0.672cm" draw:align="top-right"/>
          <draw:glue-point draw:id="14" svg:x="2.222cm" svg:y="-4.952cm"/>
          <draw:glue-point draw:id="15" svg:x="4.445cm" svg:y="-4.939cm"/>
          <draw:custom-shape draw:style-name="gr5" draw:text-style-name="P2" draw:layer="layout" svg:width="7.842cm" svg:height="0.683cm" draw:transform="skewX (-0.00593411945678072) rotate (-0.00488692190558318) translate (19.097cm 1.339cm)">
            <draw:glue-point draw:id="4" svg:x="-4.44cm" svg:y="-4.965cm"/>
            <draw:glue-point draw:id="5" svg:x="-2.219cm" svg:y="-4.853cm"/>
            <draw:glue-point draw:id="6" svg:x="2.222cm" svg:y="-4.631cm"/>
            <draw:glue-point draw:id="7" svg:x="4.445cm" svg:y="-4.52cm"/>
            <draw:glue-point draw:id="8" svg:x="0.001cm" svg:y="0.634cm" draw:align="top-left"/>
            <draw:glue-point draw:id="9" svg:x="-0.001cm" svg:y="0.67cm" draw:align="top-right"/>
            <text:p text:style-name="P1"><text:span text:style-name="T1">class LogMess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7.842cm" svg:height="2.194cm" draw:transform="skewX (-0.00506145483078356) rotate (-0.00506145483078437) translate (19.097cm 2.022cm)">
            <text:p text:style-name="P3"><text:span text:style-name="T1">-</text:span><text:span text:style-name="T1"><text:tab/></text:span><text:span text:style-name="T1">timestamp:date</text:span></text:p>
            <text:p text:style-name="P3"><text:span text:style-name="T1">-</text:span><text:span text:style-name="T1"><text:tab/></text:span><text:span text:style-name="T1">level:LogLevel</text:span></text:p>
            <text:p text:style-name="P3"><text:span text:style-name="T1">-</text:span><text:span text:style-name="T1"><text:tab/></text:span><text:span text:style-name="T1">text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7.842cm" svg:height="2.843cm" draw:transform="skewX (-0.00453785605518526) rotate (-0.00488692190558318) translate (19.097cm 4.216cm)">
            <draw:glue-point draw:id="4" svg:x="4.445cm" svg:y="4.99cm"/>
            <draw:glue-point draw:id="5" svg:x="2.222cm" svg:y="4.966cm"/>
            <draw:glue-point draw:id="6" svg:x="-2.219cm" svg:y="4.918cm"/>
            <draw:glue-point draw:id="7" svg:x="-4.44cm" svg:y="4.894cm"/>
            <draw:glue-point draw:id="8" svg:x="0.001cm" svg:y="-0.581cm" draw:align="bottom-left"/>
            <draw:glue-point draw:id="9" svg:x="-0.001cm" svg:y="-0.545cm" draw:align="bottom-right"/>
            <text:p text:style-name="P3"><text:span text:style-name="T1">+</text:span><text:span text:style-name="T1"><text:tab/></text:span><text:span text:style-name="T1">Timestamp():time_point</text:span></text:p>
            <text:p text:style-name="P3"><text:span text:style-name="T1">+</text:span><text:span text:style-name="T1"><text:tab/></text:span><text:span text:style-name="T1">Level():LogLevel</text:span></text:p>
            <text:p text:style-name="P3"><text:span text:style-name="T1">+</text:span><text:span text:style-name="T1"><text:tab/></text:span><text:span text:style-name="T1">TimestampPrefix():string</text:span></text:p>
            <text:p text:style-name="P3"><text:span text:style-name="T1">+</text:span><text:span text:style-name="T1"><text:tab/></text:span><text:span text:style-name="T1">LevelPrefix():string</text:span></text:p>
            <text:p text:style-name="P3"><text:span text:style-name="T1">+</text:span><text:span text:style-name="T1"><text:tab/></text:span><text:span text:style-name="T1">PrefixedText(settings:ChannelSettings)</text:span></text:p>
            <text:p text:style-name="P3"><text:span text:style-name="T1">+</text:span><text:span text:style-name="T1"><text:tab/></text:span><text:span text:style-name="T1">Text()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custom-shape draw:style-name="gr8" draw:text-style-name="P2" draw:layer="layout" svg:width="5.762cm" svg:height="1.115cm" svg:x="20.178cm" svg:y="8.672cm">
            <text:p text:style-name="P1"><text:span text:style-name="T1">«enumeration»</text:span></text:p>
            <text:p text:style-name="P1"><text:span text:style-name="T1">LogLev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762cm" svg:height="2.843cm" svg:x="20.178cm" svg:y="9.787cm">
            <text:p text:style-name="P3"><text:span text:style-name="T1">Fatal</text:span></text:p>
            <text:p text:style-name="P3"><text:span text:style-name="T1">Error</text:span></text:p>
            <text:p text:style-name="P3"><text:span text:style-name="T1">Warning</text:span></text:p>
            <text:p text:style-name="P3"><text:span text:style-name="T1">Info</text:span></text:p>
            <text:p text:style-name="P3"><text:span text:style-name="T1">Debug</text:span></text:p>
            <text:p text:style-name="P3"><text:span text:style-name="T1">Tra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0" draw:text-style-name="P2" draw:layer="layout" svg:width="6.033cm" svg:height="0.683cm" svg:x="1.017cm" svg:y="16.0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StandardOut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4" draw:layer="layout" svg:width="6.033cm" svg:height="1.718cm" svg:x="1.017cm" svg:y="16.77cm">
            <text:p text:style-name="P3"><text:span text:style-name="T1">-</text:span><text:span text:style-name="T1"><text:tab/></text:span><text:span text:style-name="T1">defaultLevel:LogLevel:const</text:span></text:p>
            <text:p text:style-name="P3"><text:span text:style-name="T1">-</text:span><text:span text:style-name="T1"><text:tab/></text:span><text:span text:style-name="T1">settings:Channel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033cm" svg:height="1.115cm" svg:x="1.017cm" svg:y="18.4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3" draw:text-style-name="P2" draw:layer="layout" svg:width="6.032cm" svg:height="0.683cm" svg:x="7.685cm" svg:y="16.0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StandardErr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6.032cm" svg:height="1.718cm" svg:x="7.685cm" svg:y="16.77cm">
            <text:p text:style-name="P3"><text:span text:style-name="T1">-</text:span><text:span text:style-name="T1"><text:tab/></text:span><text:span text:style-name="T1">defaultLevel:LogLevel:const</text:span></text:p>
            <text:p text:style-name="P3"><text:span text:style-name="T1">- <text:s text:c="2"/>settings:Channel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6.032cm" svg:height="1.115cm" svg:x="7.685cm" svg:y="18.4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6" draw:text-style-name="P2" draw:layer="layout" svg:width="6.255cm" svg:height="0.683cm" svg:x="20.685cm" svg:y="16.0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LogBuff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6.255cm" svg:height="1.718cm" svg:x="20.685cm" svg:y="16.77cm">
            <text:p text:style-name="P3"><text:span text:style-name="T1">- <text:s text:c="2"/>defaultLevel:LogLevel:const</text:span></text:p>
            <text:p text:style-name="P3"><text:span text:style-name="T1">- <text:s text:c="2"/>messages:vector</text:span></text:p>
            <text:p text:style-name="P3"><text:span text:style-name="T1">- <text:s text:c="2"/>maxMessages: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6.255cm" svg:height="1.979cm" svg:x="20.685cm" svg:y="18.4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Messages():vector</text:span></text:p>
            <text:p text:style-name="P3"><text:span text:style-name="T1">+</text:span><text:span text:style-name="T1"><text:tab/></text:span><text:span text:style-name="T1">MaxMessages():int</text:span></text:p>
            <text:p text:style-name="P3"><text:span text:style-name="T1">+</text:span><text:span text:style-name="T1"><text:tab/></text:span><text:span text:style-name="T1">Clear():void</text:span></text:p>
            <text:p text:style-name="P3"><text:span text:style-name="T1">+</text:span><text:span text:style-name="T1"><text:tab/></text:span><text:span text:style-name="T1">SetMaxMessages(number:i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2" draw:layer="layout" svg:width="8.89cm" svg:height="0.683cm" svg:x="9.272cm" svg:y="8.91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OutputChann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8.89cm" svg:height="0.977cm" svg:x="9.272cm" svg:y="9.594cm"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8.89cm" svg:height="1.979cm" svg:x="9.272cm" svg:y="10.57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1">Settings():ChannelSettings</text:span></text:p>
            <text:p text:style-name="P3"><text:span text:style-name="T1">+</text:span><text:span text:style-name="T1"><text:tab/></text:span><text:span text:style-name="T1">SetSettings(settings:ChannelSettings):void</text:span></text:p>
            <text:p text:style-name="P3"><text:span text:style-name="T1">+</text:span><text:span text:style-name="T1"><text:tab/></text:span><text:span text:style-name="T1">SetMinLogLevel(level:LogLevel):void</text:span><text:span text:style-name="T1"><text:line-break/></text:span><text:span text:style-name="T1">+</text:span><text:span text:style-name="T1"><text:tab/></text:span><text:span text:style-name="T1">Write(message:LogMessage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2" draw:layer="layout" svg:width="5.715cm" svg:height="0.683cm" svg:x="1cm" svg:y="7.81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struct ChannelSettings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5.715cm" svg:height="4.009cm" svg:x="1cm" svg:y="8.498cm">
            <text:p text:style-name="P3"><text:span text:style-name="T1">-</text:span><text:span text:style-name="T1"><text:tab/></text:span><text:span text:style-name="T1">includeFatal:bool</text:span></text:p>
            <text:p text:style-name="P3"><text:span text:style-name="T1">-</text:span><text:span text:style-name="T1"><text:tab/></text:span><text:span text:style-name="T1">includeError:bool</text:span></text:p>
            <text:p text:style-name="P3"><text:span text:style-name="T1">-</text:span><text:span text:style-name="T1"><text:tab/></text:span><text:span text:style-name="T1">includeWarning:bool</text:span></text:p>
            <text:p text:style-name="P3"><text:span text:style-name="T1">-</text:span><text:span text:style-name="T1"><text:tab/></text:span><text:span text:style-name="T1">includeInfo:bool</text:span></text:p>
            <text:p text:style-name="P3"><text:span text:style-name="T1">-</text:span><text:span text:style-name="T1"><text:tab/></text:span><text:span text:style-name="T1">includeDebug:bool</text:span></text:p>
            <text:p text:style-name="P3"><text:span text:style-name="T1">-</text:span><text:span text:style-name="T1"><text:tab/></text:span><text:span text:style-name="T1">includeTrace:bool</text:span></text:p>
            <text:p text:style-name="P3"><text:span text:style-name="T1">-</text:span><text:span text:style-name="T1"><text:tab/></text:span><text:span text:style-name="T1">includeTimestamp:bool</text:span></text:p>
            <text:p text:style-name="P3"><text:span text:style-name="T1">-</text:span><text:span text:style-name="T1"><text:tab/></text:span><text:span text:style-name="T1">includeLogLevel:bool</text:span></text:p>
            <text:p text:style-name="P3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5.715cm" svg:height="1.115cm" svg:x="1cm" svg:y="12.50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2" draw:layer="layout" svg:width="6.032cm" svg:height="0.683cm" svg:x="14.235cm" svg:y="16.08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lass Log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6.032cm" svg:height="1.718cm" svg:x="14.235cm" svg:y="16.77cm">
            <text:p text:style-name="P3"><text:span text:style-name="T1">-</text:span><text:span text:style-name="T1"><text:tab/></text:span><text:span text:style-name="T1">defaultLevel:LogLevel:const</text:span></text:p>
            <text:p text:style-name="P3"><text:span text:style-name="T1">- <text:s text:c="2"/>settings:ChannelSettings</text:span></text:p>
            <text:p text:style-name="P3"><text:span text:style-name="T1">-</text:span><text:span text:style-name="T1"><text:tab/></text:span><text:span text:style-name="T1">fileName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6.032cm" svg:height="0.683cm" svg:x="14.235cm" svg:y="18.4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1">fileName():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8" draw:text-style-name="P5" draw:layer="layout" svg:x1="13.717cm" svg:y1="12.55cm" svg:x2="23.812cm" svg:y2="16.087cm" draw:start-shape="id1" draw:start-glue-point="2" draw:end-shape="id2" draw:end-glue-point="0" svg:d="M13717 12550v1768h10095v1769" svg:viewBox="0 0 10096 3538">
          <text:p/>
        </draw:connector>
        <draw:connector draw:style-name="gr29" draw:text-style-name="P5" draw:layer="layout" svg:x1="13.717cm" svg:y1="12.55cm" svg:x2="17.251cm" svg:y2="16.087cm" draw:start-shape="id1" draw:start-glue-point="2" draw:end-shape="id3" draw:end-glue-point="0" svg:d="M13717 12550v1768h3534v1769" svg:viewBox="0 0 3535 3538">
          <text:p/>
        </draw:connector>
        <draw:connector draw:style-name="gr30" draw:text-style-name="P5" draw:layer="layout" svg:x1="13.717cm" svg:y1="12.55cm" svg:x2="10.701cm" svg:y2="16.087cm" draw:start-shape="id1" draw:start-glue-point="2" draw:end-shape="id4" draw:end-glue-point="0" svg:d="M13717 12550v1768h-3016v1769" svg:viewBox="0 0 3017 3538">
          <text:p/>
        </draw:connector>
        <draw:connector draw:style-name="gr31" draw:text-style-name="P5" draw:layer="layout" svg:x1="13.717cm" svg:y1="12.55cm" svg:x2="4.033cm" svg:y2="16.087cm" draw:start-shape="id1" draw:start-glue-point="2" draw:end-shape="id5" draw:end-glue-point="0" svg:d="M13717 12550v1768h-9684v1769" svg:viewBox="0 0 9685 3538">
          <text:p/>
        </draw:connector>
        <draw:connector draw:style-name="gr32" draw:text-style-name="P5" draw:layer="layout" draw:type="line" svg:x1="13.75cm" svg:y1="5.812cm" svg:x2="13.717cm" svg:y2="8.911cm" draw:start-shape="id6" draw:start-glue-point="2" draw:end-shape="id1" draw:end-glue-point="0" svg:d="M13750 5812l-33 3099" svg:viewBox="0 0 34 3100">
          <text:p/>
        </draw:connector>
        <draw:frame draw:style-name="gr33" draw:text-style-name="P7" draw:layer="layout" svg:width="1.27cm" svg:height="0.683cm" svg:x="13.717cm" svg:y="5.797cm">
          <draw:text-box>
            <text:p text:style-name="P6"><text:span text:style-name="T1">0..*</text:span></text:p>
          </draw:text-box>
        </draw:frame>
        <draw:frame draw:style-name="gr34" draw:text-style-name="P7" draw:layer="layout" svg:width="1.27cm" svg:height="0.683cm" svg:x="13.7cm" svg:y="8.185cm">
          <draw:text-box>
            <text:p text:style-name="P6"><text:span text:style-name="T1">0..*</text:span></text:p>
          </draw:text-box>
        </draw:frame>
        <draw:connector draw:style-name="gr35" draw:text-style-name="P5" draw:layer="layout" draw:type="line" svg:x1="23.059cm" svg:y1="8.672cm" svg:x2="23.018cm" svg:y2="7.097cm" draw:start-shape="id7" draw:start-glue-point="0" draw:end-shape="id8" draw:end-glue-point="2" svg:d="M23059 8672l-41-1575" svg:viewBox="0 0 42 1576">
          <text:p/>
        </draw:connector>
        <draw:connector draw:style-name="gr36" draw:text-style-name="P5" draw:layer="layout" draw:type="line" svg:x1="20.178cm" svg:y1="10.651cm" svg:x2="18.162cm" svg:y2="10.73cm" draw:start-shape="id7" draw:start-glue-point="3" draw:end-shape="id1" draw:end-glue-point="1" svg:d="M20178 10651l-2016 79" svg:viewBox="0 0 2017 80">
          <text:p/>
        </draw:connector>
        <draw:connector draw:style-name="gr37" draw:text-style-name="P5" draw:layer="layout" svg:x1="6.715cm" svg:y1="10.718cm" svg:x2="9.272cm" svg:y2="10.73cm" draw:start-shape="id9" draw:start-glue-point="1" draw:end-shape="id1" draw:end-glue-point="3" svg:d="M6715 10718h1278v12h1279" svg:viewBox="0 0 2558 13">
          <text:p/>
        </draw:connector>
        <draw:frame draw:style-name="gr38" draw:text-style-name="P7" draw:layer="layout" svg:width="1.27cm" svg:height="0.683cm" svg:x="22.925cm" svg:y="7.167cm">
          <draw:text-box>
            <text:p text:style-name="P6"><text:span text:style-name="T1">1</text:span></text:p>
          </draw:text-box>
        </draw:frame>
        <draw:frame draw:style-name="gr39" draw:text-style-name="P7" draw:layer="layout" svg:width="1.27cm" svg:height="0.683cm" svg:x="22.925cm" svg:y="8.032cm">
          <draw:text-box>
            <text:p text:style-name="P6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786 1228" svg:d="M151 1228l-76-25-75-25 318-952 76-226 75 226 317 952-76 25-75 25-162-486v462h-80-79v-464z"/>
    <draw:marker draw:name="Square_20_45" draw:display-name="Square 45" svg:viewBox="0 0 1131 1131" svg:d="M0 564l564 567 567-567-567-564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ML_20_Small_20_Text" style:display-name="UML Small Text" style:family="graphic" style:parent-style-name="A4">
      <style:text-properties fo:font-size="11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0:29:13.252267954</meta:creation-date>
    <meta:generator>LibreOffice/7.6.4.1$MacOSX_AARCH64 LibreOffice_project/e19e193f88cd6c0525a17fb7a176ed8e6a3e2aa1</meta:generator>
    <dc:date>2024-04-11T21:55:00.075068774</dc:date>
    <meta:editing-duration>P1DT11H25M23S</meta:editing-duration>
    <meta:editing-cycles>28</meta:editing-cycles>
    <meta:document-statistic meta:object-count="47"/>
  </office:meta>
</office:document-meta>
</file>